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  <style:text-properties fo:font-weight="bold" style:font-weight-asian="bold" style:font-weight-complex="bold"/>
    </style:style>
  </office:automatic-styles>
  <office:body>
    <office:spreadsheet>
      <table:table table:name="demographics" table:style-name="ta1" table:print="false">
        <table:table-column table:style-name="co1" table:number-columns-repeated="6" table:default-cell-style-name="ce1"/>
        <table:table-row table:style-name="ro3">
          <table:table-cell office:value-type="string">
            <text:p>patientId</text:p>
          </table:table-cell>
          <table:table-cell office:value-type="string">
            <text:p>prefix</text:p>
          </table:table-cell>
          <table:table-cell office:value-type="string">
            <text:p>given</text:p>
          </table:table-cell>
          <table:table-cell office:value-type="string">
            <text:p>family</text:p>
          </table:table-cell>
          <table:table-cell office:value-type="string">
            <text:p>administrativeGenderCode</text:p>
          </table:table-cell>
          <table:table-cell office:value-type="string">
            <text:p>birthTime</text:p>
          </table:table-cell>
        </table:table-row>
      </table:table>
      <table:table table:name="dataset" table:style-name="ta1" table:print="false"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2">
          <table:table-cell office:value-type="string">
            <text:p>entryId</text:p>
          </table:table-cell>
          <table:table-cell office:value-type="string">
            <text:p>displayName</text:p>
          </table:table-cell>
          <table:table-cell office:value-type="string">
            <text:p>contents</text:p>
          </table:table-cell>
          <table:table-cell table:number-columns-repeated="8"/>
        </table:table-row>
      </table:table>
      <table:table table:name="entryId" table:style-name="ta1" table:print="false"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2">
          <table:table-cell office:value-type="string">
            <text:p>patientId</text:p>
          </table:table-cell>
          <table:table-cell office:value-type="string">
            <text:p>effectiveTime</text:p>
          </table:table-cell>
          <table:table-cell office:value-type="string">
            <text:p>entryId</text:p>
          </table:table-cell>
          <table:table-cell office:value-type="string">
            <text:p>elementId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23:4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meta:creation-date>2013-06-04T09:12:20</meta:creation-date>
    <dc:date>2015-08-13T23:45:22.73</dc:date>
    <meta:editing-duration>PT52M48S</meta:editing-duration>
    <meta:editing-cycles>6</meta:editing-cycles>
    <meta:generator>OpenOffice/4.1.0$Win32 OpenOffice.org_project/410m18$Build-9764</meta:generator>
    <dc:title>cityEHR Cohort Export Data</dc:title>
    <meta:document-statistic meta:table-count="3" meta:cell-count="13" meta:object-count="0"/>
  </office:meta>
</office:document-meta>
</file>